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courier new" fo:font-size="9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anslation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The translation from the Berland language into the Birland language is not an easy task. Those languages are very similar: a berlandish word differs from a birlandish word with the same meaning a little: it is spelled (and pronounced) reversely. For example, a Berlandish word <text:span text:style-name="T1">code</text:span> corresponds to a Birlandish word <text:span text:style-name="T1">edoc</text:span>. However, it's easy to make a mistake during the «translation». Vasya translated word <text:span text:style-name="T2">s</text:span> from Berlandish into Birlandish as <text:span text:style-name="T2">t</text:span>. Help him: find out if he translated the word correctly.</text:p>
        <text:p text:style-name="P8">Input</text:p>
        <text:p text:style-name="P6">The first line contains word <text:span text:style-name="T2">s</text:span>, the second line contains word <text:span text:style-name="T2">t</text:span>. The words consist of lowercase Latin letters. The input data do not consist unnecessary spaces. The words are not empty and their lengths do not exceed 100 symbols.</text:p>
        <text:p text:style-name="P8">Output</text:p>
        <text:p text:style-name="P6">If the word <text:span text:style-name="T2">t</text:span> is a word <text:span text:style-name="T2">s</text:span>, written reversely, print <text:span text:style-name="T1">YES</text:span>, otherwise print <text:span text:style-name="T1">NO</text:span>.</text:p>
        <text:p text:style-name="P7">Examples</text:p>
        <text:p text:style-name="P9">input</text:p>
        <text:section text:style-name="Sect1" text:name="id00726190352893523">
          <text:p text:style-name="P10">Copy</text:p>
        </text:section>
        <text:p text:style-name="P1"><text:bookmark text:name="id003371767844438365"/>code</text:p>
        <text:p text:style-name="P2">edoc</text:p>
        <text:p text:style-name="P9">output</text:p>
        <text:section text:style-name="Sect1" text:name="id0025365802804135407">
          <text:p text:style-name="P10">Copy</text:p>
        </text:section>
        <text:p text:style-name="P1"><text:bookmark text:name="id0022826383535291606"/>YES</text:p>
        <text:p text:style-name="P9">input</text:p>
        <text:section text:style-name="Sect1" text:name="id0046709298334595695">
          <text:p text:style-name="P10">Copy</text:p>
        </text:section>
        <text:p text:style-name="P1"><text:bookmark text:name="id008463160554689624"/>abb</text:p>
        <text:p text:style-name="P2">aba</text:p>
        <text:p text:style-name="P9">output</text:p>
        <text:section text:style-name="Sect1" text:name="id006271129115128118">
          <text:p text:style-name="P10">Copy</text:p>
        </text:section>
        <text:p text:style-name="P1"><text:bookmark text:name="id007107710963137148"/>NO</text:p>
        <text:p text:style-name="P9">input</text:p>
        <text:section text:style-name="Sect1" text:name="id007668226639118805">
          <text:p text:style-name="P10">Copy</text:p>
        </text:section>
        <text:p text:style-name="P1"><text:bookmark text:name="id00872781370799117"/>code</text:p>
        <text:p text:style-name="P2">code</text:p>
        <text:p text:style-name="P9">output</text:p>
        <text:section text:style-name="Sect1" text:name="id0022059403135326572">
          <text:p text:style-name="P10">Copy</text:p>
        </text:section>
        <text:p text:style-name="P1"><text:bookmark text:name="id001527656597232807"/>NO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17:32:52.041000000</dc:date>
    <meta:editing-duration>PT11S</meta:editing-duration>
    <meta:editing-cycles>1</meta:editing-cycles>
    <meta:document-statistic meta:table-count="0" meta:image-count="0" meta:object-count="0" meta:page-count="1" meta:paragraph-count="37" meta:word-count="180" meta:character-count="1025" meta:non-whitespace-character-count="880"/>
    <meta:generator>LibreOffice/7.2.2.2$Windows_X86_64 LibreOffice_project/02b2acce88a210515b4a5bb2e46cbfb63fe97d56</meta:generator>
  </office:meta>
</office:document-meta>
</file>